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dd6f" officeooo:paragraph-rsid="0014dd6f"/>
    </style:style>
    <style:style style:name="P2" style:family="paragraph" style:parent-style-name="Text_20_body">
      <style:text-properties officeooo:rsid="0016cbf3" officeooo:paragraph-rsid="0016cbf3"/>
    </style:style>
    <style:style style:name="P3" style:family="paragraph" style:parent-style-name="Title">
      <style:text-properties officeooo:rsid="0014dd6f" officeooo:paragraph-rsid="0014dd6f"/>
    </style:style>
    <style:style style:name="P4" style:family="paragraph" style:parent-style-name="Subtitle">
      <style:text-properties officeooo:rsid="0014dd6f" officeooo:paragraph-rsid="0014dd6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2 Segurança de Rede </text:p>
      <text:p text:style-name="P4">Henrique Krausburg Corrêa, Joice Alves Marek</text:p>
      <text:p text:style-name="P1">1) Usando o protocolo <text:s/>ICMP, diga o que aconteceu quando você usou o comando <text:span text:style-name="T1">sudo ping -b -f 10.32.143.255</text:span>. Utilize o Wireshark para verificar o resultado.</text:p>
      <text:p text:style-name="P1">O comando envia de forma contínua pacotes ICMP de echo request em broadcast na rede.</text:p>
      <text:p text:style-name="P2">2)Integridade –uso de hash</text:p>
      <text:p text:style-name="P2">a.Aplicar <text:s/>hash <text:s/>com <text:s/>MD5 <text:s/>ou <text:s/>SHA-1 <text:s/>(md5sumou sha1sum) em um arquivo existente na máquina.</text:p>
      <text:p text:style-name="P2">b.Editar essearquivo (ex.: incluirum caracter a mais). Aplicar o hash MD5 ouSHA-1</text:p>
      <text:p text:style-name="P2">c.Voltar aoconteúdo que estava antes da alteração. Aplicar o hash MD5 ouSHA-1.</text:p>
      <text:p text:style-name="P2">d.Verificar <text:s/>se <text:s/>o <text:s/>hash <text:s/>voltou <text:s/>aser <text:s/>o <text:s/>que <text:s/>era <text:s/>antes <text:s/>ou <text:s/>se <text:s/>outros <text:s/>fatores <text:s/>são levados emconsideração (data/hora de alteração por exemplo).</text:p>
      <text:p text:style-name="P2">e.Onome do arquivo é levado emconsideração? Mudar o nome e aplicar o hash (MD5 ouSHA-1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35:11.768188429</meta:creation-date>
    <dc:date>2018-11-12T19:48:10.800059467</dc:date>
    <meta:editing-duration>PT2M4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131" meta:character-count="828" meta:non-whitespace-character-count="685"/>
  </office:meta>
</office:document-meta>
</file>